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H</mi>
      <mrow>
        <mi/>
        <mo stretchy="false">=</mo>
        <mi/>
      </mrow>
      <mrow>
        <munderover>
          <mo stretchy="false">∑</mo>
          <mrow>
            <mi>j</mi>
            <mo stretchy="false">=</mo>
            <mn>1</mn>
          </mrow>
          <mi>S</mi>
        </munderover>
        <msub>
          <mi>p</mi>
          <mi>j</mi>
        </msub>
      </mrow>
      <mover accent="true">
        <msub>
          <mi>q</mi>
          <mi>j</mi>
        </msub>
        <mo stretchy="false">˙</mo>
      </mover>
      <mrow>
        <mi/>
        <mo stretchy="false">−</mo>
        <mi/>
      </mrow>
      <mi>L</mi>
    </mrow>
    <annotation encoding="StarMath 5.0">H `=` sum from j=1 to S p_j dot q_j `-` L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4:00:59.955000000</meta:creation-date>
    <meta:generator>LibreOffice/4.1.4.2$Windows_x86 LibreOffice_project/0a0440ccc0227ad9829de5f46be37cfb6edcf72</meta:generator>
  </office:meta>
</office:document-meta>
</file>